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pb" style:family="table">
      <style:table-properties fo:break-before="page"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ext:p text:style-name="PageBreakClean"/>
      <table:table table:name="Table3_AC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</table:table>
      <text:p text:style-name="PageBreakClean"/>
      <table:table table:name="Table3_D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pb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PageBreakClean"/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